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200000192B16C3EA5DCE78DD7.png" manifest:media-type="image/png"/>
  <manifest:file-entry manifest:full-path="Pictures/10000ABD0000298C0000298C7EA6FB16D0D18B11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535cm" svg:height="9.535cm" draw:transform="rotate (0.824319005716922) translate (0.331cm 7.294cm)">
          <draw:image xlink:href="Pictures/10000ABD0000298C0000298C7EA6FB16D0D18B11.svg" xlink:type="simple" xlink:show="embed" xlink:actuate="onLoad">
            <text:p/>
          </draw:image>
          <draw:image xlink:href="Pictures/100002010000019200000192B16C3EA5DCE78DD7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46cm" fo:page-height="14.14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10T11:16:20.061723035</dc:date>
    <meta:editing-duration>PT3M44S</meta:editing-duration>
    <meta:editing-cycles>1</meta:editing-cycles>
    <meta:document-statistic meta:object-count="1"/>
    <meta:generator>LibreOffice/6.0.7.3$Linux_X86_64 LibreOffice_project/00m0$Build-3</meta:generator>
  </office:meta>
</office:document-meta>
</file>